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720000012D1FCF2084.svm" manifest:media-type=""/>
  <manifest:file-entry manifest:full-path="Pictures/20000001000000AA000000F2DDB2618B.svm" manifest:media-type=""/>
  <manifest:file-entry manifest:full-path="Pictures/20000001000009460000012DF6923CD6.svm" manifest:media-type=""/>
  <manifest:file-entry manifest:full-path="Pictures/200000010000017D00000142CF7A6707.svm" manifest:media-type=""/>
  <manifest:file-entry manifest:full-path="Pictures/200000010000018A000000F64B7FFE60.svm" manifest:media-type=""/>
  <manifest:file-entry manifest:full-path="Pictures/200000010000018500000142AEA88071.svm" manifest:media-type=""/>
  <manifest:file-entry manifest:full-path="Pictures/20000001000001CD0000012DBE74C9DE.svm" manifest:media-type=""/>
  <manifest:file-entry manifest:full-path="Pictures/200000010000038D0000010B6E117706.svm" manifest:media-type=""/>
  <manifest:file-entry manifest:full-path="Pictures/200000010000026E0000012D2A70A9BF.svm" manifest:media-type=""/>
  <manifest:file-entry manifest:full-path="Pictures/200000020000017A00000137432E6A09.eps" manifest:media-type=""/>
  <manifest:file-entry manifest:full-path="Pictures/20000001000002690000013145689BC3.svm" manifest:media-type=""/>
  <manifest:file-entry manifest:full-path="Pictures/2000000100000170000000D43374DA9B.svm" manifest:media-type=""/>
  <manifest:file-entry manifest:full-path="Pictures/2000000100000153000000F286D453A3.svm" manifest:media-type=""/>
  <manifest:file-entry manifest:full-path="Pictures/2000000100000B9E00000131E9E06C05.svm" manifest:media-type=""/>
  <manifest:file-entry manifest:full-path="Pictures/2000000100000B8D00000131F1BC756E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2 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alpha 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CC}-\alpha I R_C=v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C2}=V_{CC}-\alpha I 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TexMathsArgs="12§display§V_B-V_{BE}=v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-{}v_o+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5.556cm" svg:height="4.571cm" svg:x="3.761cm" svg:y="0.775cm">
          <draw:image xlink:href="Pictures/200000020000017A00000137432E6A09.eps" xlink:type="simple" xlink:show="embed" xlink:actuate="onLoad">
            <text:p/>
          </draw:image>
          <draw:glue-point draw:id="4" svg:x="-0.102cm" svg:y="2.253cm"/>
        </draw:frame>
        <draw:line draw:style-name="gr2" draw:text-style-name="P1" draw:layer="layout" svg:x1="5.743cm" svg:y1="3.354cm" svg:x2="5.743cm" svg:y2="3.743cm">
          <text:p/>
        </draw:line>
        <draw:connector draw:style-name="gr2" draw:text-style-name="P1" draw:layer="layout" draw:type="curve" draw:line-skew="-4.505cm -1.859cm" svg:x1="4.782cm" svg:y1="5.324cm" svg:x2="6.483cm" svg:y2="4.089cm" draw:start-shape="id1" draw:start-glue-point="1" draw:end-shape="id2" draw:end-glue-point="4" svg:d="m4782 5324c795 0 662-590 889-878s812-273 812-357">
          <text:p/>
        </draw:connector>
        <draw:frame draw:style-name="gr3" draw:text-style-name="P1" draw:layer="layout" svg:width="0.456cm" svg:height="0.385cm" svg:x="5.63cm" svg:y="2.662cm">
          <draw:image xlink:href="Pictures/200000010000017D00000142CF7A6707.svm" xlink:type="simple" xlink:show="embed" xlink:actuate="onLoad">
            <text:p/>
          </draw:image>
        </draw:frame>
        <draw:line draw:style-name="gr2" draw:text-style-name="P1" draw:layer="layout" svg:x1="7.409cm" svg:y1="3.354cm" svg:x2="7.409cm" svg:y2="3.743cm">
          <text:p/>
        </draw:line>
        <draw:frame draw:style-name="gr4" draw:text-style-name="P1" draw:layer="layout" svg:width="0.466cm" svg:height="0.385cm" svg:x="7.104cm" svg:y="2.662cm">
          <draw:image xlink:href="Pictures/200000010000018500000142AEA88071.svm" xlink:type="simple" xlink:show="embed" xlink:actuate="onLoad">
            <text:p/>
          </draw:image>
        </draw:frame>
        <draw:line draw:style-name="gr2" draw:text-style-name="P1" draw:layer="layout" svg:x1="5.28cm" svg:y1="1.231cm" svg:x2="5.28cm" svg:y2="1.62cm">
          <text:p/>
        </draw:line>
        <draw:line draw:style-name="gr2" draw:text-style-name="P1" draw:layer="layout" svg:x1="7.936cm" svg:y1="1.231cm" svg:x2="7.936cm" svg:y2="1.62cm">
          <text:p/>
        </draw:line>
        <draw:frame draw:style-name="gr5" draw:text-style-name="P1" draw:layer="layout" svg:width="0.552cm" svg:height="0.36cm" svg:x="5.73cm" svg:y="1.245cm">
          <draw:image xlink:href="Pictures/20000001000001CD0000012DBE74C9DE.svm" xlink:type="simple" xlink:show="embed" xlink:actuate="onLoad">
            <text:p/>
          </draw:image>
        </draw:frame>
        <draw:frame draw:style-name="gr5" draw:text-style-name="P1" draw:layer="layout" svg:width="0.552cm" svg:height="0.36cm" svg:x="6.901cm" svg:y="1.245cm">
          <draw:image xlink:href="Pictures/20000001000001CD0000012DBE74C9DE.svm" xlink:type="simple" xlink:show="embed" xlink:actuate="onLoad">
            <text:p/>
          </draw:image>
        </draw:frame>
        <draw:frame draw:style-name="gr6" draw:text-style-name="P1" draw:layer="layout" svg:width="0.739cm" svg:height="0.365cm" svg:x="5.161cm" svg:y="0.319cm">
          <draw:image xlink:href="Pictures/20000001000002690000013145689BC3.svm" xlink:type="simple" xlink:show="embed" xlink:actuate="onLoad">
            <text:p/>
          </draw:image>
        </draw:frame>
        <draw:frame draw:style-name="gr6" draw:text-style-name="P1" draw:layer="layout" svg:width="0.739cm" svg:height="0.365cm" svg:x="7.286cm" svg:y="0.303cm">
          <draw:image xlink:href="Pictures/20000001000002690000013145689BC3.svm" xlink:type="simple" xlink:show="embed" xlink:actuate="onLoad">
            <text:p/>
          </draw:image>
        </draw:frame>
        <draw:frame draw:style-name="gr7" draw:text-style-name="P1" draw:layer="layout" svg:width="0.745cm" svg:height="0.36cm" svg:x="6.217cm" svg:y="5.383cm">
          <draw:image xlink:href="Pictures/200000010000026E0000012D2A70A9BF.svm" xlink:type="simple" xlink:show="embed" xlink:actuate="onLoad">
            <text:p/>
          </draw:image>
        </draw:frame>
        <draw:frame draw:style-name="gr8" draw:text-style-name="P1" draw:layer="layout" svg:width="0.406cm" svg:height="0.289cm" svg:x="6.892cm" svg:y="4.436cm">
          <draw:image xlink:href="Pictures/2000000100000153000000F286D453A3.svm" xlink:type="simple" xlink:show="embed" xlink:actuate="onLoad">
            <text:p/>
          </draw:image>
        </draw:frame>
        <draw:frame draw:style-name="gr9" draw:text-style-name="P1" draw:layer="layout" svg:width="0.472cm" svg:height="0.294cm" svg:x="4.655cm" svg:y="1.278cm">
          <draw:image xlink:href="Pictures/200000010000018A000000F64B7FFE60.svm" xlink:type="simple" xlink:show="embed" xlink:actuate="onLoad">
            <text:p/>
          </draw:image>
        </draw:frame>
        <draw:frame draw:style-name="gr9" draw:text-style-name="P1" draw:layer="layout" svg:width="0.472cm" svg:height="0.294cm" svg:x="8.094cm" svg:y="1.278cm">
          <draw:image xlink:href="Pictures/200000010000018A000000F64B7FFE60.svm" xlink:type="simple" xlink:show="embed" xlink:actuate="onLoad">
            <text:p/>
          </draw:image>
        </draw:frame>
        <draw:frame draw:style-name="gr10" draw:text-style-name="P1" draw:layer="layout" svg:width="3.547cm" svg:height="0.365cm" svg:x="1.421cm" svg:y="1.793cm">
          <draw:image xlink:href="Pictures/2000000100000B8D00000131F1BC756E.svm" xlink:type="simple" xlink:show="embed" xlink:actuate="onLoad">
            <text:p/>
          </draw:image>
        </draw:frame>
        <draw:frame draw:style-name="gr11" draw:text-style-name="P1" draw:layer="layout" svg:width="3.568cm" svg:height="0.365cm" svg:x="8.293cm" svg:y="1.793cm">
          <draw:image xlink:href="Pictures/2000000100000B9E00000131E9E06C05.svm" xlink:type="simple" xlink:show="embed" xlink:actuate="onLoad">
            <text:p/>
          </draw:image>
        </draw:frame>
        <draw:frame draw:style-name="gr12" draw:text-style-name="P1" draw:layer="layout" svg:width="0.203cm" svg:height="0.289cm" svg:x="5.85cm" svg:y="3.454cm">
          <draw:image xlink:href="Pictures/20000001000000AA000000F2DDB2618B.svm" xlink:type="simple" xlink:show="embed" xlink:actuate="onLoad">
            <text:p/>
          </draw:image>
        </draw:frame>
        <draw:frame draw:style-name="gr12" draw:text-style-name="P1" draw:layer="layout" svg:width="0.203cm" svg:height="0.289cm" svg:x="7.059cm" svg:y="3.454cm">
          <draw:image xlink:href="Pictures/20000001000000AA000000F2DDB2618B.svm" xlink:type="simple" xlink:show="embed" xlink:actuate="onLoad">
            <text:p/>
          </draw:image>
        </draw:frame>
        <draw:frame draw:style-name="gr13" draw:text-style-name="P1" draw:layer="layout" svg:width="0.44cm" svg:height="0.253cm" svg:x="3.339cm" svg:y="3.513cm">
          <draw:image xlink:href="Pictures/2000000100000170000000D43374DA9B.svm" xlink:type="simple" xlink:show="embed" xlink:actuate="onLoad">
            <text:p/>
          </draw:image>
        </draw:frame>
        <draw:frame draw:style-name="gr13" draw:text-style-name="P1" draw:layer="layout" svg:width="0.44cm" svg:height="0.253cm" svg:x="9.392cm" svg:y="3.513cm">
          <draw:image xlink:href="Pictures/2000000100000170000000D43374DA9B.svm" xlink:type="simple" xlink:show="embed" xlink:actuate="onLoad">
            <text:p/>
          </draw:image>
        </draw:frame>
        <draw:frame draw:style-name="gr14" draw:text-style-name="P1" draw:layer="layout" svg:width="0.75cm" svg:height="0.36cm" svg:x="4.592cm" svg:y="3.298cm">
          <draw:image xlink:href="Pictures/20000001000002720000012D1FCF2084.svm" xlink:type="simple" xlink:show="embed" xlink:actuate="onLoad">
            <text:p/>
          </draw:image>
        </draw:frame>
        <draw:frame draw:style-name="gr14" draw:text-style-name="P1" draw:layer="layout" svg:width="0.75cm" svg:height="0.36cm" svg:x="7.877cm" svg:y="3.342cm">
          <draw:image xlink:href="Pictures/20000001000002720000012D1FCF2084.svm" xlink:type="simple" xlink:show="embed" xlink:actuate="onLoad">
            <text:p/>
          </draw:image>
        </draw:frame>
        <draw:frame draw:style-name="gr15" draw:text-style-name="P2" draw:layer="layout" svg:width="0.748cm" svg:height="0.725cm" svg:x="8.048cm" svg:y="2.766cm">
          <draw:text-box>
            <text:p><text:span text:style-name="T1">+</text:span></text:p>
          </draw:text-box>
        </draw:frame>
        <draw:frame draw:style-name="gr15" draw:text-style-name="P2" draw:layer="layout" svg:width="0.748cm" svg:height="0.725cm" svg:x="4.466cm" svg:y="2.722cm">
          <draw:text-box>
            <text:p><text:span text:style-name="T1">+</text:span></text:p>
          </draw:text-box>
        </draw:frame>
        <draw:frame draw:style-name="gr15" draw:text-style-name="P2" draw:layer="layout" svg:width="0.642cm" svg:height="0.725cm" svg:x="7.673cm" svg:y="3.562cm">
          <draw:text-box>
            <text:p><text:span text:style-name="T1">-</text:span></text:p>
          </draw:text-box>
        </draw:frame>
        <draw:frame draw:style-name="gr15" draw:text-style-name="P2" draw:layer="layout" svg:width="0.642cm" svg:height="0.725cm" svg:x="4.841cm" svg:y="3.518cm">
          <draw:text-box>
            <text:p><text:span text:style-name="T1">-</text:span></text:p>
          </draw:text-box>
        </draw:frame>
        <draw:frame draw:style-name="gr16" draw:text-style-name="P1" xml:id="id1" draw:id="id1" draw:layer="layout" svg:width="2.848cm" svg:height="0.36cm" svg:x="1.934cm" svg:y="5.144cm">
          <draw:image xlink:href="Pictures/20000001000009460000012DF6923CD6.svm" xlink:type="simple" xlink:show="embed" xlink:actuate="onLoad">
            <text:p/>
          </draw:image>
        </draw:frame>
        <draw:frame draw:style-name="gr17" draw:text-style-name="P1" draw:layer="layout" svg:width="1.09cm" svg:height="0.258cm" svg:x="6.032cm" svg:y="1.886cm">
          <draw:image xlink:href="Pictures/200000010000038D0000010B6E11770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15T10:53:17</dc:date>
    <dc:creator>kkk </dc:creator>
    <meta:editing-duration>PT44M39S</meta:editing-duration>
    <meta:editing-cycles>5</meta:editing-cycles>
    <meta:generator>LibreOffice/3.3$Linux LibreOffice_project/330m19$Build-401</meta:generator>
    <meta:document-statistic meta:object-count="30"/>
  </office:meta>
</office:document-meta>
</file>